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1874" officeooo:paragraph-rsid="001e1874"/>
    </style:style>
    <style:style style:name="P2" style:family="paragraph" style:parent-style-name="Standard">
      <style:text-properties officeooo:rsid="00232e0a" officeooo:paragraph-rsid="001e1874"/>
    </style:style>
    <style:style style:name="P3" style:family="paragraph" style:parent-style-name="Standard">
      <style:text-properties officeooo:paragraph-rsid="00232e0a"/>
    </style:style>
    <style:style style:name="P4" style:family="paragraph" style:parent-style-name="Standard">
      <style:text-properties fo:font-size="16pt" fo:font-weight="bold" officeooo:rsid="00232e0a" officeooo:paragraph-rsid="00232e0a" style:font-size-asian="16pt" style:font-weight-asian="bold" style:font-size-complex="16pt" style:font-weight-complex="bold"/>
    </style:style>
    <style:style style:name="P5" style:family="paragraph" style:parent-style-name="Standard">
      <style:text-properties officeooo:rsid="001f86cb" officeooo:paragraph-rsid="001f86cb"/>
    </style:style>
    <style:style style:name="P6" style:family="paragraph" style:parent-style-name="Standard">
      <style:text-properties officeooo:rsid="0022a85d" officeooo:paragraph-rsid="0022a85d"/>
    </style:style>
    <style:style style:name="P7" style:family="paragraph" style:parent-style-name="Standard">
      <style:text-properties officeooo:rsid="00232e0a" officeooo:paragraph-rsid="00232e0a"/>
    </style:style>
    <style:style style:name="P8" style:family="paragraph" style:parent-style-name="Standard">
      <style:text-properties fo:font-size="12pt" fo:font-weight="bold" officeooo:rsid="00232e0a" officeooo:paragraph-rsid="00232e0a" style:font-size-asian="12pt" style:font-weight-asian="bold" style:font-size-complex="12pt" style:font-weight-complex="bold"/>
    </style:style>
    <style:style style:name="P9" style:family="paragraph" style:parent-style-name="Standard">
      <style:text-properties fo:font-size="12pt" fo:font-weight="normal" officeooo:rsid="0023dd4f" officeooo:paragraph-rsid="0023dd4f" style:font-size-asian="12pt" style:font-weight-asian="normal" style:font-size-complex="12pt" style:font-weight-complex="normal"/>
    </style:style>
    <style:style style:name="P10" style:family="paragraph" style:parent-style-name="Standard">
      <style:text-properties fo:font-size="16pt" fo:font-weight="bold" officeooo:rsid="0023dd4f" officeooo:paragraph-rsid="0023dd4f" style:font-size-asian="14pt" style:font-weight-asian="bold" style:font-size-complex="16pt" style:font-weight-complex="bold"/>
    </style:style>
    <style:style style:name="P11" style:family="paragraph" style:parent-style-name="Standard">
      <style:text-properties fo:font-size="12pt" fo:font-weight="bold" officeooo:rsid="0023dd4f" officeooo:paragraph-rsid="0023dd4f" style:font-size-asian="12pt" style:font-weight-asian="bold" style:font-size-complex="12pt" style:font-weight-complex="bold"/>
    </style:style>
    <style:style style:name="P12" style:family="paragraph" style:parent-style-name="Standard">
      <style:text-properties fo:font-size="12pt" fo:font-weight="normal" officeooo:rsid="0025cd67" officeooo:paragraph-rsid="0025cd67" style:font-size-asian="12pt" style:font-weight-asian="normal" style:font-size-complex="12pt" style:font-weight-complex="normal"/>
    </style:style>
    <style:style style:name="P13" style:family="paragraph" style:parent-style-name="Standard">
      <style:text-properties fo:font-size="12pt" fo:font-weight="bold" officeooo:rsid="0025cd67" officeooo:paragraph-rsid="0025cd67" style:font-size-asian="12pt" style:font-weight-asian="bold" style:font-size-complex="12pt" style:font-weight-complex="bold"/>
    </style:style>
    <style:style style:name="P14" style:family="paragraph" style:parent-style-name="Standard">
      <style:text-properties fo:font-size="12pt" fo:font-weight="bold" officeooo:rsid="00264e12" officeooo:paragraph-rsid="00264e12" style:font-size-asian="12pt" style:font-weight-asian="bold" style:font-size-complex="12pt" style:font-weight-complex="bold"/>
    </style:style>
    <style:style style:name="P15" style:family="paragraph" style:parent-style-name="Standard">
      <loext:graphic-properties draw:fill="solid" draw:fill-color="#1e1f22"/>
      <style:paragraph-properties fo:background-color="#1e1f22" fo:padding="0cm" fo:border="none" style:shadow="none"/>
    </style:style>
    <style:style style:name="P16" style:family="paragraph" style:parent-style-name="Standard">
      <style:text-properties fo:color="#000000" loext:opacity="100%" fo:font-size="12pt" fo:font-weight="bold" officeooo:rsid="002a8454" officeooo:paragraph-rsid="002a8454" style:font-size-asian="12pt" style:font-weight-asian="bold" style:font-size-complex="12pt" style:font-weight-complex="bold"/>
    </style:style>
    <style:style style:name="T1" style:family="text">
      <style:text-properties officeooo:rsid="00232e0a"/>
    </style:style>
    <style:style style:name="T2" style:family="text">
      <style:text-properties officeooo:rsid="0023dd4f"/>
    </style:style>
    <style:style style:name="T3" style:family="text">
      <style:text-properties officeooo:rsid="001f86cb"/>
    </style:style>
    <style:style style:name="T4" style:family="text">
      <style:text-properties fo:font-size="12pt" style:font-size-asian="12pt" style:font-size-complex="12pt"/>
    </style:style>
    <style:style style:name="T5" style:family="text">
      <style:text-properties fo:font-weight="normal" style:font-weight-asian="normal" style:font-weight-complex="normal"/>
    </style:style>
    <style:style style:name="T6" style:family="text">
      <style:text-properties fo:font-weight="normal" officeooo:rsid="0025cd67" style:font-weight-asian="normal" style:font-weight-complex="normal"/>
    </style:style>
    <style:style style:name="T7" style:family="text">
      <style:text-properties fo:color="#bcbec4" loext:opacity="100%" style:font-name="JetBrains Mono" fo:font-size="10.5pt" fo:font-style="normal" fo:font-weight="normal" style:font-size-asian="10.5pt" style:font-style-asian="normal" style:font-weight-asian="normal"/>
    </style:style>
    <style:style style:name="T8" style:family="text">
      <style:text-properties fo:color="#56a8f5" loext:opacity="100%" style:font-name="JetBrains Mono" fo:font-size="10.5pt" fo:font-style="normal" fo:font-weight="normal" style:font-size-asian="10.5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ere am I?</text:p>
      <text:p text:style-name="P2"/>
      <text:p text:style-name="P3"><text:span text:style-name="T1">Today I will get rid of the need for </text:span><text:bookmark-start text:name="__DdeLink__449_1326033648"/>-Wno-incompatible-pointer-types<text:bookmark-end text:name="__DdeLink__449_1326033648"/> - <text:span text:style-name="T2">done</text:span></text:p>
      <text:p text:style-name="P1"/>
      <text:p text:style-name="P4">Widgets:</text:p>
      <text:p text:style-name="P1"/>
      <text:p text:style-name="P1">The widget system deals with things like buttons and textboxes.</text:p>
      <text:p text:style-name="P1"/>
      <text:p text:style-name="P1">The viewport is a special widget and as the viewport is drawn to the screen, drawables are drawn to the viewport.</text:p>
      <text:p text:style-name="P1"/>
      <text:p text:style-name="P1">The <text:span text:style-name="T3">widget</text:span> system has C<text:span text:style-name="T3">o</text:span>nstructors, Updators, Destructors, OnCommand functions, Mouse Handlers, OnTimers</text:p>
      <text:p text:style-name="P1"/>
      <text:p text:style-name="P1">In future we might want OnMouseover, <text:s/><text:span text:style-name="T3">on mouse leave</text:span>, OnMouseDown, OnMouseUp, OnDrag etc</text:p>
      <text:p text:style-name="P1"/>
      <text:p text:style-name="P1">A widget has “frames”, for lack of a better word. For a widget, a frame might be an icon, a cooldown <text:span text:style-name="T3">bar, some text, an outline etc. each frame has it’s own drawfunciton</text:span></text:p>
      <text:p text:style-name="P1"/>
      <text:p text:style-name="P5">the drawfunction and whatever graphics are part of the graphics subsystem.</text:p>
      <text:p text:style-name="P5"/>
      <text:p text:style-name="P5">The graphics subsystem also informs the drawable system. Drawables are things in the game world such as trees and monsters. I’m not touching the drawable subsystem right now, but the logic from the drawable subsystem will inform the logic in the widget system.</text:p>
      <text:p text:style-name="P5"/>
      <text:p text:style-name="P5">The 2.5d game world is broken into squares, and drawables are stored in lists for each square, sorted by how close they are to the screen (for painter’s algorithm)</text:p>
      <text:p text:style-name="P5"/>
      <text:p text:style-name="P5">Widgets are stored in a tree structure. For example, menu items are child nodes of the menu they belong to.</text:p>
      <text:p text:style-name="P5"/>
      <text:p text:style-name="P5">Some animations continue to play when the game is paused, so they should be aware of real time and game time.</text:p>
      <text:p text:style-name="P5"/>
      <text:p text:style-name="P5"/>
      <text:p text:style-name="P6">Widgets are complicated and there is a lot of communication between them as each is it’s own little state machine.</text:p>
      <text:p text:style-name="P6"/>
      <text:p text:style-name="P6"/>
      <text:p text:style-name="P7">Since the drawable system logic informs the widget system logic, It would be good to know how that system works:</text:p>
      <text:p text:style-name="P7"/>
      <text:p text:style-name="P4">Drawables:</text:p>
      <text:p text:style-name="P8"/>
      <text:p text:style-name="P9">drawables are pretty well defined, as are widgets. An arbitrary point of difference: bbWidget uses an array of bbFrames, but bbDrawable uses a bbComposition, which contains an array of frames.</text:p>
      <text:p text:style-name="P9"/>
      <text:p text:style-name="P10">What now:<text:span text:style-name="T4"/></text:p>
      <text:p text:style-name="P11"><text:span text:style-name="T5"/></text:p>
      <text:p text:style-name="P11"><text:span text:style-name="T5">I need to define bbWidgetFunctions in the engine and populate i</text:span><text:span text:style-name="T6">t</text:span><text:span text:style-name="T5"> with functions in game0</text:span></text:p>
      <text:p text:style-name="P11"><text:soft-page-break/><text:span text:style-name="T5">I have begun this task already so I should start by making sure everything is in the right file.</text:span></text:p>
      <text:p text:style-name="P11"><text:span text:style-name="T5"/></text:p>
      <text:p text:style-name="P12">I dont need to redefine bbWidget (I tried this earlier and it was leading to madness) but I will redefine bbWidgetFunctions to bbWidgetFunctions0 and use Spaghetti-Graveyard-UI as inspiration</text:p>
      <text:p text:style-name="P13"><text:span text:style-name="T5"/></text:p>
      <text:p text:style-name="P14"><text:span text:style-name="T5">have begun defining </text:span><text:span text:style-name="T6">bbWidgetFunctions0 </text:span><text:span text:style-name="T5">alongside <text:s/></text:span><text:span text:style-name="T6">bbWidgetFunctions</text:span></text:p>
      <text:p text:style-name="P14"><text:span text:style-name="T6"/></text:p>
      <text:p text:style-name="P15" loext:marker-style-name="T7"><text:span text:style-name="T8">bbWidgetFunctions_populate</text:span><text:span text:style-name="T7">(functions);</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30T14:28:06.016728455</meta:creation-date>
    <dc:date>2025-08-30T20:23:14.261179489</dc:date>
    <meta:editing-duration>PT2H31M38S</meta:editing-duration>
    <meta:editing-cycles>7</meta:editing-cycles>
    <meta:generator>LibreOffice/24.8.7.2$Linux_X86_64 LibreOffice_project/480$Build-2</meta:generator>
    <meta:document-statistic meta:table-count="0" meta:image-count="0" meta:object-count="0" meta:page-count="2" meta:paragraph-count="23" meta:word-count="371" meta:character-count="2261" meta:non-whitespace-character-count="1911"/>
  </office:meta>
</office:document-meta>
</file>